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language="fr" fo:country="FR" style:language-asian="zxx" style:country-asian="none" style:language-complex="zxx" style:country-complex="none"/>
    </style:style>
    <style:style style:name="P4" style:family="paragraph" style:parent-style-name="Text_20_body">
      <style:text-properties fo:language="fr" fo:country="FR" style:language-asian="zxx" style:country-asian="none" style:language-complex="zxx" style:country-complex="none"/>
    </style:style>
    <style:style style:name="P5" style:family="paragraph" style:parent-style-name="Text_20_body">
      <style:text-properties fo:language="fr" fo:country="FR" fo:background-color="transparent" style:language-asian="zxx" style:country-asian="none" style:language-complex="zxx" style:country-complex="none"/>
    </style:style>
    <style:style style:name="P6" style:family="paragraph" style:parent-style-name="Text_20_body">
      <style:text-properties style:font-name="Times New Roman" fo:font-size="12pt" fo:language="fr" fo:country="FR" style:font-size-asian="12pt" style:language-asian="zxx" style:country-asian="none" style:font-size-complex="12pt" style:language-complex="zxx" style:country-complex="none"/>
    </style:style>
    <style:style style:name="P7" style:family="paragraph" style:parent-style-name="Text_20_body">
      <style:paragraph-properties fo:background-color="#cccccc">
        <style:background-image/>
      </style:paragraph-properties>
    </style:style>
    <style:style style:name="P8" style:family="paragraph" style:parent-style-name="Text_20_body">
      <style:paragraph-properties fo:background-color="#cccccc">
        <style:background-image/>
      </style:paragraph-properties>
      <style:text-properties style:font-name="Lucida Console" fo:font-size="10pt" fo:language="fr" fo:country="FR" fo:background-color="transparent" style:font-size-asian="10pt" style:language-asian="zxx" style:country-asian="none" style:font-size-complex="10pt" style:language-complex="zxx" style:country-complex="none"/>
    </style:style>
    <style:style style:name="P9" style:family="paragraph" style:parent-style-name="Text_20_body">
      <style:paragraph-properties fo:background-color="#cccccc">
        <style:background-image/>
      </style:paragraph-properties>
      <style:text-properties style:font-name="Lucida Console" fo:font-size="10pt" fo:language="fr" fo:country="FR" fo:background-color="transparent" style:font-name-asian="Andale Sans UI" style:font-size-asian="10pt" style:language-asian="zxx" style:country-asian="none" style:font-name-complex="Tahoma" style:font-size-complex="10pt" style:language-complex="zxx" style:country-complex="none"/>
    </style:style>
    <style:style style:name="P10" style:family="paragraph" style:parent-style-name="Text_20_body">
      <style:paragraph-properties fo:text-align="start" style:justify-single-word="false" fo:background-color="#cccccc">
        <style:background-image/>
      </style:paragraph-properties>
      <style:text-properties style:font-name="Lucida Console" fo:font-size="9.5pt" fo:language="fr" fo:country="FR" fo:background-color="transparent" style:font-size-asian="9.5pt" style:language-asian="zxx" style:country-asian="none" style:font-size-complex="9.5pt" style:language-complex="zxx" style:country-complex="none"/>
    </style:style>
    <style:style style:name="P11" style:family="paragraph" style:parent-style-name="Heading">
      <style:paragraph-properties fo:text-align="center" style:justify-single-word="false"/>
    </style:style>
    <style:style style:name="P12" style:family="paragraph" style:parent-style-name="Text_20_body">
      <style:paragraph-properties fo:margin-top="0.423cm" fo:margin-bottom="0.212cm"/>
    </style:style>
    <style:style style:name="P13" style:family="paragraph" style:parent-style-name="Text_20_body">
      <style:paragraph-properties fo:margin-top="0.423cm" fo:margin-bottom="0.212cm"/>
      <style:text-properties style:font-name="Times New Roman" fo:language="fr" fo:country="FR" fo:background-color="transparent" style:font-name-asian="Andale Sans UI" style:language-asian="zxx" style:country-asian="none" style:font-name-complex="Tahoma" style:language-complex="zxx" style:country-complex="none"/>
    </style:style>
    <style:style style:name="P14" style:family="paragraph" style:parent-style-name="Text_20_body">
      <style:paragraph-properties fo:margin-top="0.423cm" fo:margin-bottom="0.212cm" fo:background-color="transparent">
        <style:background-image/>
      </style:paragraph-properties>
      <style:text-properties style:font-name="Lucida Console" fo:font-size="10pt" fo:language="fr" fo:country="FR" fo:background-color="transparent" style:font-name-asian="Andale Sans UI" style:font-size-asian="10pt" style:language-asian="zxx" style:country-asian="none" style:font-name-complex="Tahoma" style:font-size-complex="10pt" style:language-complex="zxx" style:country-complex="none"/>
    </style:style>
    <style:style style:name="P15" style:family="paragraph" style:parent-style-name="Text_20_body">
      <style:paragraph-properties fo:margin-top="0.423cm" fo:margin-bottom="0.212cm" fo:text-align="start" style:justify-single-word="false" fo:background-color="transparent">
        <style:background-image/>
      </style:paragraph-properties>
      <style:text-properties style:font-name="Lucida Console" fo:font-size="10pt" fo:language="fr" fo:country="FR" fo:background-color="transparent" style:font-name-asian="Andale Sans UI" style:font-size-asian="10pt" style:language-asian="zxx" style:country-asian="none" style:font-name-complex="Tahoma" style:font-size-complex="10pt" style:language-complex="zxx" style:country-complex="none"/>
    </style:style>
    <style:style style:name="P16" style:family="paragraph" style:parent-style-name="Text_20_body">
      <style:paragraph-properties fo:margin-top="0.423cm" fo:margin-bottom="0.212cm" fo:background-color="transparent">
        <style:background-image/>
      </style:paragraph-properties>
      <style:text-properties fo:language="fr" fo:country="FR" fo:background-color="transparent" style:language-asian="zxx" style:country-asian="none" style:language-complex="zxx" style:country-complex="none"/>
    </style:style>
    <style:style style:name="P17" style:family="paragraph" style:parent-style-name="Text_20_body">
      <style:paragraph-properties fo:margin-top="0.423cm" fo:margin-bottom="0.212cm" fo:text-align="start" style:justify-single-word="false" fo:background-color="transparent">
        <style:background-image/>
      </style:paragraph-properties>
      <style:text-properties fo:language="fr" fo:country="FR" fo:background-color="transparent" style:language-asian="zxx" style:country-asian="none" style:language-complex="zxx" style:country-complex="none"/>
    </style:style>
    <style:style style:name="P18" style:family="paragraph" style:parent-style-name="Text_20_body">
      <style:paragraph-properties fo:margin-top="0.423cm" fo:margin-bottom="0.212cm" fo:background-color="transparent">
        <style:background-image/>
      </style:paragraph-properties>
      <style:text-properties fo:language="fr" fo:country="FR" style:language-asian="zxx" style:country-asian="none" style:language-complex="zxx" style:country-complex="none"/>
    </style:style>
    <style:style style:name="P19" style:family="paragraph" style:parent-style-name="Text_20_body">
      <style:paragraph-properties fo:margin-top="0.423cm" fo:margin-bottom="0.212cm" fo:text-align="start" style:justify-single-word="false" fo:background-color="transparent">
        <style:background-image/>
      </style:paragraph-properties>
      <style:text-properties fo:language="fr" fo:country="FR" style:language-asian="zxx" style:country-asian="none" style:language-complex="zxx" style:country-complex="none"/>
    </style:style>
    <style:style style:name="P20" style:family="paragraph" style:parent-style-name="Text_20_body">
      <style:paragraph-properties fo:margin-top="0.423cm" fo:margin-bottom="0.212cm" fo:text-align="start" style:justify-single-word="false" fo:background-color="transparent">
        <style:background-image/>
      </style:paragraph-properties>
      <style:text-properties style:font-name="Times New Roman" fo:language="fr" fo:country="FR" fo:background-color="transparent" style:font-name-asian="Andale Sans UI" style:language-asian="zxx" style:country-asian="none" style:font-name-complex="Tahoma" style:language-complex="zxx" style:country-complex="none"/>
    </style:style>
    <style:style style:name="P21" style:family="paragraph" style:parent-style-name="Text_20_body">
      <style:paragraph-properties fo:margin-top="0.423cm" fo:margin-bottom="0.212cm" fo:text-align="start" style:justify-single-word="false" fo:background-color="transparent">
        <style:background-image/>
      </style:paragraph-properties>
      <style:text-properties fo:language="zxx" fo:country="none" style:language-asian="zxx" style:country-asian="none" style:language-complex="zxx" style:country-complex="none"/>
    </style:style>
    <style:style style:name="P22" style:family="paragraph" style:parent-style-name="Text_20_body">
      <style:paragraph-properties fo:background-color="transparent">
        <style:background-image/>
      </style:paragraph-properties>
      <style:text-properties fo:language="fr" fo:country="FR" fo:background-color="transparent" style:language-asian="zxx" style:country-asian="none" style:language-complex="zxx" style:country-complex="none"/>
    </style:style>
    <style:style style:name="P23" style:family="paragraph" style:parent-style-name="Text_20_body">
      <style:paragraph-properties fo:background-color="transparent">
        <style:background-image/>
      </style:paragraph-properties>
      <style:text-properties style:font-name="Lucida Console" fo:font-size="10pt" fo:language="fr" fo:country="FR" fo:background-color="transparent" style:font-size-asian="10pt" style:language-asian="zxx" style:country-asian="none" style:font-size-complex="10pt" style:language-complex="zxx" style:country-complex="none"/>
    </style:style>
    <style:style style:name="P24" style:family="paragraph" style:parent-style-name="Standard">
      <style:paragraph-properties fo:background-color="transparent">
        <style:background-image/>
      </style:paragraph-properties>
      <style:text-properties fo:language="fr" fo:country="FR" fo:background-color="transparent" style:language-asian="zxx" style:country-asian="none" style:language-complex="zxx" style:country-complex="none"/>
    </style:style>
    <style:style style:name="P25" style:family="paragraph" style:parent-style-name="Heading_20_2">
      <style:text-properties fo:background-color="transparent"/>
    </style:style>
    <style:style style:name="P26" style:family="paragraph" style:parent-style-name="Heading_20_2">
      <style:paragraph-properties fo:margin-top="0.423cm" fo:margin-bottom="0.212cm" fo:keep-with-next="always"/>
    </style:style>
    <style:style style:name="P27" style:family="paragraph" style:parent-style-name="Heading_20_2">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28" style:family="paragraph" style:parent-style-name="Heading_20_2">
      <style:paragraph-properties fo:background-color="transparent">
        <style:background-image/>
      </style:paragraph-properties>
      <style:text-properties fo:background-color="transparent"/>
    </style:style>
    <style:style style:name="P29" style:family="paragraph" style:parent-style-name="Heading_20_1">
      <style:text-properties fo:language="fr" fo:country="FR" style:language-asian="zxx" style:country-asian="none" style:language-complex="zxx" style:country-complex="none"/>
    </style:style>
    <style:style style:name="P30" style:family="paragraph" style:parent-style-name="Heading_20_1">
      <style:paragraph-properties fo:margin-top="0.423cm" fo:margin-bottom="0.212cm" fo:keep-with-next="always"/>
      <style:text-properties style:font-name="Arial" fo:language="fr" fo:country="FR" fo:background-color="transparent" style:font-name-asian="Andale Sans UI" style:language-asian="zxx" style:country-asian="none" style:font-name-complex="Tahoma" style:language-complex="zxx" style:country-complex="none"/>
    </style:style>
    <style:style style:name="P31" style:family="paragraph" style:parent-style-name="Text_20_body" style:list-style-name="L1">
      <style:text-properties fo:language="fr" fo:country="FR" style:language-asian="zxx" style:country-asian="none" style:language-complex="zxx" style:country-complex="none"/>
    </style:style>
    <style:style style:name="P32" style:family="paragraph" style:parent-style-name="Text_20_body" style:list-style-name="L2">
      <style:text-properties fo:language="fr" fo:country="FR" style:language-asian="zxx" style:country-asian="none" style:language-complex="zxx" style:country-complex="none"/>
    </style:style>
    <style:style style:name="P33" style:family="paragraph" style:parent-style-name="Text_20_body">
      <style:paragraph-properties fo:margin-top="0.423cm" fo:margin-bottom="0.212cm" fo:text-align="start" style:justify-single-word="false" fo:background-color="transparent">
        <style:background-image/>
      </style:paragraph-properties>
      <style:text-properties fo:language="fr" fo:country="FR" style:language-asian="zxx" style:country-asian="none" style:language-complex="zxx" style:country-complex="none"/>
    </style:style>
    <style:style style:name="P34" style:family="paragraph" style:parent-style-name="Text_20_body">
      <style:paragraph-properties fo:background-color="transparent">
        <style:background-image/>
      </style:paragraph-properties>
      <style:text-properties fo:language="fr" fo:country="FR" fo:background-color="transparent" style:language-asian="zxx" style:country-asian="none" style:language-complex="zxx" style:country-complex="none"/>
    </style:style>
    <style:style style:name="T1" style:family="text">
      <style:text-properties style:font-name="Lucida Console" fo:font-size="10pt" fo:language="fr" fo:country="FR" style:font-size-asian="10pt" style:language-asian="zxx" style:country-asian="none" style:font-size-complex="10pt" style:language-complex="zxx" style:country-complex="none"/>
    </style:style>
    <style:style style:name="T2" style:family="text">
      <style:text-properties style:font-name="Lucida Console" fo:font-size="10pt" style:font-size-asian="10pt" style:font-size-complex="10pt"/>
    </style:style>
    <style:style style:name="T3" style:family="text">
      <style:text-properties style:font-name="Lucida Console" fo:font-size="10pt" fo:language="zxx" fo:country="none" style:font-size-asian="10pt" style:language-asian="zxx" style:country-asian="none" style:font-size-complex="10pt" style:language-complex="zxx" style:country-complex="none"/>
    </style:style>
    <style:style style:name="T4" style:family="text">
      <style:text-properties style:font-name="Lucida Console" fo:font-size="10pt" fo:language="zxx" fo:country="none"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transparent"/>
    </style:style>
    <style:style style:name="T7" style:family="text">
      <style:text-properties fo:language="fr" fo:country="FR" style:language-asian="zxx" style:country-asian="none" style:language-complex="zxx" style:country-complex="none"/>
    </style:style>
    <style:style style:name="T8" style:family="text">
      <style:text-properties fo:language="fr" fo:country="FR" style:text-underline-style="none" fo:background-color="transparent" style:language-asian="zxx" style:country-asian="none" style:language-complex="zxx" style:country-complex="none"/>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style:font-name="Times New Roman" fo:font-size="12pt" fo:language="zxx" fo:country="none" style:font-size-asian="12pt" style:language-asian="zxx" style:country-asian="none" style:font-size-complex="12pt" style:language-complex="zxx" style:country-complex="none"/>
    </style:style>
    <style:style style:name="T12" style:family="text">
      <style:text-properties style:font-name="Times New Roman" fo:font-size="12pt" fo:language="fr" fo:country="FR" style:font-size-asian="12pt" style:language-asian="zxx" style:country-asian="none" style:font-size-complex="12pt" style:language-complex="zxx" style:country-complex="none"/>
    </style:style>
    <style:style style:name="T13" style:family="text">
      <style:text-properties style:font-name="Times New Roman" fo:font-size="12pt" style:font-size-asian="12pt" style:font-size-complex="12pt"/>
    </style:style>
    <style:style style:name="T14" style:family="text">
      <style:text-properties style:font-name="Times New Roman" fo:language="fr" fo:country="FR" fo:background-color="transparent" style:font-name-asian="Andale Sans UI" style:language-asian="zxx" style:country-asian="none" style:font-name-complex="Tahoma" style:language-complex="zxx" style:country-complex="none"/>
    </style:style>
    <style:style style:name="T15" style:family="text">
      <style:text-properties style:font-name="Arial" fo:language="fr" fo:country="FR" fo:background-color="transparent" style:font-name-asian="Andale Sans UI" style:language-asian="zxx" style:country-asian="none" style:font-name-complex="Tahoma" style:language-complex="zxx" style:country-complex="none"/>
    </style:style>
    <style:style style:name="T16" style:family="text">
      <style:text-properties style:font-name="Arial" fo:language="zxx" fo:country="none" fo:background-color="transparent" style:font-name-asian="Andale Sans UI" style:language-asian="zxx" style:country-asian="none" style:font-name-complex="Tahoma" style:language-complex="zxx" style:country-complex="none"/>
    </style:style>
    <style:style style:name="T17" style:family="text">
      <style:text-properties style:font-name="Arial" fo:language="zxx" fo:country="none" style:font-name-asian="Andale Sans UI" style:language-asian="zxx" style:country-asian="none" style:font-name-complex="Tahoma" style:language-complex="zxx" style:country-complex="none"/>
    </style:style>
    <style:style style:name="T18" style:family="text">
      <style:text-properties fo:background-color="transparent"/>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use-window-font-color="true" style:font-name="Lucida Console" fo:font-size="10pt" fo:language="fr" fo:country="FR" fo:background-color="transparent" style:font-size-asian="10pt" style:language-asian="zxx" style:country-asian="none" style:font-size-complex="10pt" style:language-complex="zxx" style:country-complex="none"/>
    </style:style>
    <style:style style:name="T22" style:family="text">
      <style:text-properties style:use-window-font-color="true" style:font-name="Lucida Console" fo:font-size="10pt" fo:language="fr" fo:country="FR" style:text-underline-style="none" fo:background-color="transparent" style:font-size-asian="10pt" style:language-asian="zxx" style:country-asian="none" style:font-size-complex="10pt"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ntrôle d'accès</text:p>
      <text:p text:style-name="P3"/>
      <text:h text:style-name="P29" text:outline-level="1">1. Préambule</text:h>
      <text:p text:style-name="P4">L'objectif de TP est d'explorer les mécanismes de contrôles d'accès, notamment DAC et MAC, implémentés dans les environnements Linux et Windows.</text:p>
      <text:h text:style-name="P29" text:outline-level="1">2. Prérequis</text:h>
      <text:p text:style-name="P4">Trois machines virtuelles au format VirtualBox ont été préparées pour ce TP :</text:p>
      <text:list xml:id="list8182679225600164429" text:style-name="L1">
        <text:list-item>
          <text:p text:style-name="P31">SSE_Win10 : dérivée de la machine virtuelle Windows 10<text:note text:id="ftn2" text:note-class="footnote"><text:note-citation>1</text:note-citation><text:note-body><text:p text:style-name="Footnote"><text:a xlink:type="simple" xlink:href="https://developer.microsoft.com/en-us/microsoft-edge/tools/vms/" text:style-name="Internet_20_link" text:visited-style-name="Visited_20_Internet_20_Link">https://developer.microsoft.com/en-us/microsoft-edge/tools/vms/</text:a> </text:p></text:note-body></text:note> mise à disposition par Microsoft pour tester le navigateur Edge, le clavier a été passé en français pour éviter les désagréments de saisie avec un clavier QWERTY, l'antivirus Windows Defender et la mise à jour Windows Update ont été désactivés, et plusieurs outils ont été ajoutés (Mimikatz, John-The-Ripper et la suite Sysinternals). Le mot de passe du compte IEUser est <text:span text:style-name="T19">Passw0rd!</text:span> ;</text:p>
        </text:list-item>
        <text:list-item>
          <text:p text:style-name="P31">SSE_TP2_Debian : utilisation d'une distribution Debian Linux 9 installée dans une partition chiffrée (mot de passe <text:span text:style-name="T19">tp</text:span>) et dotée d'un compte utilisateur nommé tp (mot de passe <text:span text:style-name="T19">tp</text:span>) ayant l'autorisation de lancer des commandes à l'aide de sudo ;</text:p>
        </text:list-item>
        <text:list-item>
          <text:p text:style-name="P31">SSE_TP2_Centos : utilisation d'une distribution CentOS Linux 7 dotée d'un compte utilisateur nommé tp (mot de passe <text:span text:style-name="T19">tp</text:span>) ayant l'autorisation de lancer des commandes à l'aide de sudo.</text:p>
        </text:list-item>
      </text:list>
      <text:h text:style-name="P30" text:outline-level="1">3. Contrôle d'accès en environnement Linux</text:h>
      <text:h text:style-name="P26" text:outline-level="2"><text:span text:style-name="T17">Exercice</text:span> 3-1</text:h>
      <text:p text:style-name="Text_20_body"><text:span text:style-name="T5">Objectif</text:span> : <text:span text:style-name="T7">manipuler</text:span> les permissions UNIX et les ACL Posix</text:p>
      <text:p text:style-name="P13">La VM à utiliser pour cet exercice est la VM Debian.</text:p>
      <text:p text:style-name="P13">La commande umask permet de modifier les permissions par défaut des fichiers créés par un utilisateur. Modifier le fichier .bashrc de l'utilisateur tp pour que les fichiers qu'il créé en ligne de commande soit en lecture/écriture pour lui seul.</text:p>
      <text:p text:style-name="P22">________________________________________________________________________________________________________________________________________________________________</text:p>
      <text:p text:style-name="P15"/>
      <text:p text:style-name="P13">Ce mécanisme fonctionne en tout ou rien, il est possible d'obtenir un résultat plus fin, répertoire par répertoire, avec la commande setfacl. Créer un répertoire /tmp/privatebox dans lequel tous les utilisateurs peuvent créer des fichiers privés par défaut (i.e. qui sont visibles et modifiables <text:soft-page-break/>uniquement par le propriétaire).</text:p>
      <text:p text:style-name="P24">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4"/>
      <text:p text:style-name="P13">Les fichiers créés peuvent-ils être supprimés par d'autres utilisateurs (en dehors de root) ?</text:p>
      <text:p text:style-name="P22">________________________________________________________________________________________________________________________________________________________________</text:p>
      <text:p text:style-name="P13"/>
      <text:h text:style-name="Heading_20_2" text:outline-level="2">Exercice 3-2</text:h>
      <text:p text:style-name="P4"><text:span text:style-name="T5">Objectif </text:span>: Rechercher les utilitaires SUID/SGID root</text:p>
      <text:p text:style-name="P4"/>
      <text:p text:style-name="P4">Sur la VM Debian, taper la commande suivante </text:p>
      <text:p text:style-name="P8">find / -type f \( -perm -2000 -a -gid 0 -o -perm -4000 -a -uid 0 \) -print 2&gt;/dev/null</text:p>
      <text:p text:style-name="P4"/>
      <text:p text:style-name="P4">En principe, la commande ping fait partie de la liste. Taper la commande suivante pour vérifier son bon fonctionnement :</text:p>
      <text:p text:style-name="P8">ping 127.0.0.1</text:p>
      <text:p text:style-name="Text_20_body"/>
      <text:p text:style-name="Text_20_body">Taper les commandes suivantes en testant à chaque fois l'impact de la commande taper sur le comportement de ping :</text:p>
      <text:p text:style-name="P8">sudo chmod u-s /bin/ping</text:p>
      <text:p text:style-name="P8">sudo setcap cap_net_raw=p /bin/ping</text:p>
      <text:p text:style-name="P22">________________________________________________________________________________________________________________________________________________________________</text:p>
      <text:p text:style-name="P19"/>
      <text:p text:style-name="P4">Les opérations réalisés sur les droits du fichier /bin/ping présentent-t-elles un intérêt ? Si oui, lequel ? <text:span text:style-name="T9">Si besoin, la description des capacités Linux s'obtient avec </text:span><text:span text:style-name="T4">man capabilities</text:span><text:span text:style-name="T9">.</text:span></text:p>
      <text:p text:style-name="P22">________________________________________________________________________________________________________________________________________________________________</text:p>
      <text:p text:style-name="P19"/>
      <text:p text:style-name="P4">Pour restaurer les droits et capacités d'origine, il faut taper les commandes suivantes :</text:p>
      <text:p text:style-name="P8"><text:soft-page-break/>sudo setcap -r /bin/ping</text:p>
      <text:p text:style-name="P9">sudo chmod u+s /bin/ping</text:p>
      <text:p text:style-name="P13">Refaites les mêmes tests sur la machine virtuelle CentOS et comparer les approches.</text:p>
      <text:h text:style-name="P26" text:outline-level="2"><text:span text:style-name="T16">Exercice</text:span> 3-3</text:h>
      <text:p text:style-name="Text_20_body"><text:span text:style-name="T5">Objectif </text:span>: <text:span text:style-name="T8">identifier</text:span> les processus utilisant des capacités</text:p>
      <text:p text:style-name="P13">La VM à utiliser pour cet exercice est la VM Debian.</text:p>
      <text:p text:style-name="P13">Consulter la page de manuel de la commande getpcaps (située dans /sbin/getpcaps) et écrire un script permettant d'identifier les processus privilégiés. Dans un premier temps, ce script doit se limiter à remonter tous les processus utilisant au moins une capacité. Dans un deuxième temps, ce script doit permettre de cibler une ou plusieurs capacités données.</text:p>
      <text:p text:style-name="P13"/>
      <text:h text:style-name="P25" text:outline-level="2">Exercice 3-4</text:h>
      <text:p text:style-name="P5"><text:span text:style-name="T5">Objectif </text:span>: évaluer les conséquences de certaines options de montage d'un système de fichiers</text:p>
      <text:p text:style-name="P13">La VM à utiliser pour cet exercice est la VM Debian.</text:p>
      <text:p text:style-name="P4">Les commandes suivantes servent à créer un fichier qui va héberger un système de fichiers.</text:p>
      <text:p text:style-name="P8">sudo dd if=/dev/zero of=/var/fichier.part bs=512 count=100k</text:p>
      <text:p text:style-name="P8">sudo losetup /dev/loop0 /var/fichier.part</text:p>
      <text:p text:style-name="P8">sudo mkfs -t ext4 /dev/loop0</text:p>
      <text:p text:style-name="P8">sudo mount -t ext4 /dev/loop0 /mnt</text:p>
      <text:p text:style-name="P4"/>
      <text:p text:style-name="Text_20_body">Lancer la commande <text:span text:style-name="T1">mount</text:span> sans argument pour vérifier les options de montage utilisées par défaut pour /mnt.</text:p>
      <text:p text:style-name="P4"/>
      <text:p text:style-name="P4">Les commandes suivantes servent à simuler la préparation d'un attaquant :</text:p>
      <text:p text:style-name="P8">sudo cp /usr/bin/sudo /mnt</text:p>
      <text:p text:style-name="P8">sudo chmod 4755 /mnt/sudo</text:p>
      <text:p text:style-name="P4">Nota : il s'agit ici de la commande sudo ; standard pour des questions de simplicité, il faut imaginer une version modifiée qui ne fasse pas de contrôles basés sur le fichier sudoers.</text:p>
      <text:p text:style-name="P8">/mnt/sudo id</text:p>
      <text:p text:style-name="P8">sudo cp /bin/nc /mnt</text:p>
      <text:p text:style-name="P8">sudo setcap cap_net_bind_service=ep /mnt/nc</text:p>
      <text:p text:style-name="P8">sudo cp /bin/sh /mnt/su_sh</text:p>
      <text:p text:style-name="P8">sudo chmod 4755 /mnt/su_sh</text:p>
      <text:p text:style-name="P4"><text:soft-page-break/></text:p>
      <text:p text:style-name="Text_20_body">Ecrire un script <text:span text:style-name="T1">/mnt/evil-script.sh</text:span> qui utilise l'interpréteur /mnt/su_sh pour copier le fichier /etc/shadow sur /mnt ou afficher son contenu. <text:span text:style-name="T7">Puis exécuter le.</text:span></text:p>
      <text:p text:style-name="P4"/>
      <text:p text:style-name="P4">Tester la mise en écoute du port 80 avec netcat :</text:p>
      <text:p text:style-name="P8">nc -l 80</text:p>
      <text:p text:style-name="P4">puis sa version doté d'une capacité :</text:p>
      <text:p text:style-name="P8">/mnt/nc -l 80</text:p>
      <text:p text:style-name="P5">Tester si le port est bien en écoute, par exemple avec la commande suivante :</text:p>
      <text:p text:style-name="P7"><text:span text:style-name="T21">wget </text:span><text:a xlink:type="simple" xlink:href="http://127.0.0.1/" text:style-name="Internet_20_link" text:visited-style-name="Visited_20_Internet_20_Link"><text:span text:style-name="T22">http://127.0.0.1</text:span></text:a></text:p>
      <text:p text:style-name="P4"/>
      <text:p text:style-name="P4">Changer les options de montage en retirant les permissions suid</text:p>
      <text:p text:style-name="P8">sudo mount -t ext4 /dev/loop0 /mnt -o remount,nosuid</text:p>
      <text:p text:style-name="P4">Est-ce que ce changement est directement visible sur le système de fichiers ?</text:p>
      <text:p text:style-name="P22">________________________________________________________________________________________________________________________________________________________________</text:p>
      <text:p text:style-name="P19"/>
      <text:p text:style-name="P4">Quel est l'impact sur les commandes suivantes :</text:p>
      <text:p text:style-name="P8">/mnt/sudo id</text:p>
      <text:p text:style-name="P8">/mnt/evil-script.sh</text:p>
      <text:p text:style-name="P8">/mnt/nc -l 80</text:p>
      <text:p text:style-name="P22">________________________________________________________________________________________________________________________________________________________________</text:p>
      <text:p text:style-name="P19"/>
      <text:p text:style-name="P4">Changer les options de montage en retirant les permissions suid et exécution</text:p>
      <text:p text:style-name="P8">sudo mount -t ext4 /dev/loop0 /mnt -o remount,noexec,nosuid</text:p>
      <text:p text:style-name="P4">Est-ce que ce changement est directement visible sur le système de fichiers ?</text:p>
      <text:p text:style-name="P22">________________________________________________________________________________________________________________________________________________________________</text:p>
      <text:p text:style-name="P19"/>
      <text:p text:style-name="P4">Quel est l'impact sur les commandes suivantes :</text:p>
      <text:p text:style-name="P8">/mnt/sudo id</text:p>
      <text:p text:style-name="P8">/mnt/evil-script.sh</text:p>
      <text:p text:style-name="P8">/mnt/nc -l 80</text:p>
      <text:p text:style-name="P22">________________________________________________________________________________________________________________________________________________________________</text:p>
      <text:p text:style-name="P15"><text:soft-page-break/></text:p>
      <text:p text:style-name="P4">Démonter ce système de fichiers</text:p>
      <text:p text:style-name="P8">sudo umount /mnt</text:p>
      <text:p text:style-name="P8">sudo losetup -d /dev/loop0</text:p>
      <text:p text:style-name="P4"/>
      <text:h text:style-name="P27" text:outline-level="2">Exercice 3-4</text:h>
      <text:p text:style-name="P4"><text:span text:style-name="T5">Objectif </text:span>: appréhender les commandes courantes SELINUX</text:p>
      <text:p text:style-name="P13">La VM à utiliser pour cet exercice est la VM CentOS.</text:p>
      <text:p text:style-name="P13">Vérifier l'état de SELinux</text:p>
      <text:p text:style-name="P8">sestatus</text:p>
      <text:p text:style-name="P12"><text:span text:style-name="T14">Consulter</text:span> les contextes de sécurité des processus courants et des fichiers du répertoire courant</text:p>
      <text:p text:style-name="P8">ps -eZ</text:p>
      <text:p text:style-name="P8">ls -Z</text:p>
      <text:p text:style-name="P13">Consulter le contexte de sécurité de l'utilisateur courant et vérifier la persistance de l'identité SELinux en cas de changement d'identité UNIX.</text:p>
      <text:p text:style-name="P8">id</text:p>
      <text:p text:style-name="P8">sudo id</text:p>
      <text:p text:style-name="P12">Consulter les règles d'attributions des identités SELinux.</text:p>
      <text:p text:style-name="P8">sudo semanage login -l</text:p>
      <text:p text:style-name="P8">sudo semanage user -l</text:p>
      <text:p text:style-name="P12">Tester le <text:span text:style-name="T10">changement</text:span> de ces règles :</text:p>
      <text:p text:style-name="P8">sudo adduser util1</text:p>
      <text:p text:style-name="P8">sudo passwd util1</text:p>
      <text:p text:style-name="P8">sudo semanage login -a -s user_u util1</text:p>
      <text:p text:style-name="P12">Se connecter avec le compte util1 sur un autre terminal (CTRL+ALT+F2), puis taper :</text:p>
      <text:p text:style-name="P8">id</text:p>
      <text:p text:style-name="P12"><text:span text:style-name="T10">Revenir</text:span> sur la session du compte tp (CTRL+ALT+F1)</text:p>
      <text:p text:style-name="P8">sudo -u util1 id</text:p>
      <text:p text:style-name="P12">Y a -t-il une <text:span text:style-name="T10">différence</text:span> ?</text:p>
      <text:p text:style-name="P22">________________________________________________________________________________________________________________________________________________________________</text:p>
      <text:p text:style-name="P15"><text:soft-page-break/></text:p>
      <text:p text:style-name="P4">La page Debian est un aide-mémoire assez pratique :</text:p>
      <text:p text:style-name="P4"><text:a xlink:type="simple" xlink:href="https://debian-handbook.info/browse/en-US/stable/sect.selinux.html#id-1.17.8.5.8" text:style-name="Internet_20_link" text:visited-style-name="Visited_20_Internet_20_Link">https://debian-handbook.info/browse/en-US/stable/sect.selinux.html#id-1.17.8.5.8</text:a></text:p>
      <text:p text:style-name="P4"/>
      <text:h text:style-name="P27" text:outline-level="2">Exercice 3-5</text:h>
      <text:p text:style-name="P4"><text:span text:style-name="T5">Objecti</text:span><text:span text:style-name="T6">f </text:span><text:span text:style-name="T18">: comprendre des blocages induits par la politique SELINUX</text:span></text:p>
      <text:p text:style-name="P13">La VM à utiliser pour cet exercice est la VM CentOS.</text:p>
      <text:p text:style-name="P13">Un wiki (Dokuwiki) a été installé sans préoccupation de la politique SE Linux (ni de préoccupation de sécurité tout court), il est accessible à l'adresse : <text:a xlink:type="simple" xlink:href="http://localhost/dokuwiki" text:style-name="Internet_20_link" text:visited-style-name="Visited_20_Internet_20_Link">http://localhost/dokuwiki</text:a>. Il ne fonctionne pas correctement quand SELinux est activé en mode <text:span text:style-name="T19">enforcing</text:span>. Tester que le wiki fonctionne correctement en mode <text:span text:style-name="T19">permissive</text:span> :</text:p>
      <text:p text:style-name="P8">sudo setenforce 0</text:p>
      <text:p text:style-name="P13">Puis réactiver le mode <text:span text:style-name="T19">enforcing</text:span></text:p>
      <text:p text:style-name="P8">sudo setenforce 1</text:p>
      <text:p text:style-name="P13">Vérifier s'il existe un module ciblant dokuwiki dans ceux fournis par défaut :</text:p>
      <text:p text:style-name="P8">sudo semanage module -l</text:p>
      <text:p text:style-name="P8">sudo semodule -l</text:p>
      <text:p text:style-name="P13">En principe, ce n'est pas le cas. Par conséquent, il va donc falloir procéder autrement.</text:p>
      <text:p text:style-name="P8">sudo tail -n 100 /var/log/audit/audit.log | grep denied</text:p>
      <text:p text:style-name="P13">Identifier les contextes source et destination et vérifier qu'ils sont cohérents avec le domaine du sujet (les processus httpd) et le <text:span text:style-name="T19">type</text:span> de l'objet (les fichiers dokuwiki). Sur quel type d'opération a lieu le refus ?</text:p>
      <text:p text:style-name="P22">________________________________________________________________________________________________________________________________________________________________</text:p>
      <text:p text:style-name="P13">Au sein de la politique SELinux, identifier les règles d'autorisation liés à cette combinaison, domaine, <text:span text:style-name="T19">type</text:span>, objet. L'opération <text:span text:style-name="T19">write</text:span> est-elle autorisée ?</text:p>
      <text:p text:style-name="P8">sesearch -d –-allow -s httpd_t -t httpd_sys_content_t -c file</text:p>
      <text:p text:style-name="P22">________________________________________________________________________________________________________________________________________________________________</text:p>
      <text:p text:style-name="P13">Plutôt que créer une nouvelle règle dans la politique SELinux, il vaut mieux identifier ce qui est déjà présent et qui peut correspondre au besoin. Tester les 2 commandes suivantes et comparer le nombre d'option disponibles :</text:p>
      <text:p text:style-name="P8">sesearch -d –-allow -s httpd_t -c file -p write</text:p>
      <text:p text:style-name="P8"><text:soft-page-break/>sesearch -d -R –-allow -s httpd_t -t httpd_sys* -c file -p write</text:p>
      <text:p text:style-name="P13">Le <text:span text:style-name="T19">type</text:span> <text:span text:style-name="T19">httpd_sys_rw_content_t </text:span><text:span text:style-name="T20">est un candidat générique qui répond au besoin, mais rien n'empêche d'utiliser un autre </text:span><text:span text:style-name="T19">type</text:span><text:span text:style-name="T20"> pour la suite.</text:span></text:p>
      <text:p text:style-name="P13"><text:span text:style-name="T20">Changer le contexte des répertoires </text:span><text:span text:style-name="T19">conf</text:span><text:span text:style-name="T20"> et </text:span><text:span text:style-name="T19">data</text:span><text:span text:style-name="T20"> de Dokuwiki, puis tester que le wiki fonctionne correctement.</text:span></text:p>
      <text:p text:style-name="P8">sudo chcon -Rv --type=httpd_sys_rw_content_t /var/www/html/dokuwiki/conf</text:p>
      <text:p text:style-name="P8">sudo chcon -Rv --type=httpd_sys_rw_content_t /var/www/html/dokuwiki/data</text:p>
      <text:p text:style-name="P13">Cette modification n'est pas réellement permanente. Pour illustrer ce point, taper la commande suivante puis redémarrer la machine.</text:p>
      <text:p text:style-name="P8">sudo touch /.autorelabel</text:p>
      <text:p text:style-name="P13">Le wiki ne doit plus fonctionner. Taper les commandes suivantes pour corriger le problème :</text:p>
      <text:p text:style-name="P10">sudo semanage fcontext -a -t httpd_sys_rw_content_t "/var/www/html/dokuwiki/conf/.*"</text:p>
      <text:p text:style-name="P10">sudo semanage fcontext -a -t httpd_sys_rw_content_t "/var/www/html/dokuwiki/data/.*"</text:p>
      <text:p text:style-name="P10">sudo restorecon -Rv /var/www/html/dokuwiki/conf</text:p>
      <text:p text:style-name="P10">sudo restorecon -Rv /var/www/html/dokuwiki/data</text:p>
      <text:p text:style-name="P13">La documentation Dokuwiki propose la <text:a xlink:type="simple" xlink:href="https://www.dokuwiki.org/installer" text:style-name="Internet_20_link" text:visited-style-name="Visited_20_Internet_20_Link">procédure</text:a> suivante pour résoudre le problème rencontré :</text:p>
      <text:p text:style-name="P23">grep httpd /var/log/audit/audit.log | audit2allow -M mypol </text:p>
      <text:p text:style-name="P23">semodule -i mypol.pp </text:p>
      <text:p text:style-name="P13">Exécuter la commande suivante et analyser les modifications proposées. Que pensez-vous des changements apportés ? Quel pourrait être l'impact ?</text:p>
      <text:p text:style-name="P8">sudo grep httpd /var/log/audit/audit.log | audit2allow</text:p>
      <text:p text:style-name="P22">________________________________________________________________________________________________________________________________________________________________</text:p>
      <text:p text:style-name="P15"/>
      <text:p text:style-name="P13">La commande sealert (<text:span text:style-name="T2">sealert -a /var/log/audit/audit.log</text:span>) du paquetage <text:span text:style-name="T19">setroubleshoot-server</text:span> permet d'analyser les problèmes liés à la politique SELinux. Néanmoins, il vaut mieux comprendre ce que l'on fait avant de suivre les préconisations formulées (elles reposent souvent sur <text:span text:style-name="T19">audit2allow</text:span>).</text:p>
      <text:p text:style-name="P13">Question subsidiaire : comment sont stockés les mots de passe des utilisateurs Dokuwiki ?</text:p>
      <text:p text:style-name="P22">________________________________________________________________________________________________________________________________________________________________</text:p>
      <text:p text:style-name="P20"/>
      <text:h text:style-name="Heading_20_1" text:outline-level="1"><text:soft-page-break/>4. <text:span text:style-name="T15">Contrôle d'accès en environnement Windows</text:span></text:h>
      <text:h text:style-name="P28" text:outline-level="2">Exercice 4-1</text:h>
      <text:p text:style-name="P22"><text:span text:style-name="T5">Objectif </text:span>: manipuler les ACL de fichiers Windows</text:p>
      <text:p text:style-name="P4"/>
      <text:p text:style-name="P4">Créer un répertoire D:\Privatebox et mettre en place des autorisations pour répondre au même objectif que l'exercice 3-1. L'utilisation du pseudo-utilisateur « CREATEUR PROPRIÉTAIRE » (<text:a xlink:type="simple" xlink:href="https://docs.microsoft.com/en-us/windows/security/identity-protection/access-control/special-identities#bkmk-creatorowner" text:style-name="Internet_20_link" text:visited-style-name="Visited_20_Internet_20_Link"><text:span text:style-name="T19">CREATOR OWNER</text:span></text:a> en anglais) est conseillé.</text:p>
      <text:p text:style-name="P22">________________________________________________________________________________________________________________________________________________________________</text:p>
      <text:p text:style-name="P19"/>
      <text:p text:style-name="P4">Créer un répertoire E:\Privatebox et faire de même. </text:p>
      <text:p text:style-name="P22">________________________________________________________________________________________________________________________________________________________________</text:p>
      <text:p text:style-name="P19"/>
      <text:h text:style-name="Heading_20_2" text:outline-level="2">Exercice 4-2</text:h>
      <text:p text:style-name="P4"><text:span text:style-name="T5">Objectif </text:span>: <text:span text:style-name="T18">identifier les</text:span> privilèges Windows</text:p>
      <text:p text:style-name="P4"/>
      <text:p text:style-name="P5">Dans une session administrateur, lancer une invite de commande et taper la commande</text:p>
      <text:p text:style-name="P8">whoami /all</text:p>
      <text:p text:style-name="P5">En parallèle, lancer une invite de commande « élevée » et y taper la même commande. Quelles différences remarquez-vous sur les informations affichées au niveau du <text:span text:style-name="T19">Mandatory Label</text:span> et des informations de privilèges ? Cette différence peut-elle avoir un intérêt pour la sécurité ?</text:p>
      <text:p text:style-name="P24">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6"/>
      <text:p text:style-name="P5">Concernant l'appartenance aux groupes, le compte IEUser est-il membre de groupes qui soient locaux à la machine msedgewin10 ?</text:p>
      <text:p text:style-name="P22">________________________________________________________________________________________________________________________________________________________________</text:p>
      <text:p text:style-name="P17"/>
      <text:p text:style-name="P5">Lancer l'utilitaire secpol.msc et aller dans Local Policies\Users Rights Assignment. Les privilèges <text:soft-page-break/>accordés au groupe « Administrators » sont-ils nombreux ?</text:p>
      <text:p text:style-name="P22">________________________________________________________________________________________________________________________________________________________________</text:p>
      <text:p text:style-name="P19"/>
      <text:p text:style-name="P4">Le compte sshd_server détient-il des privilèges très sensibles ? Si oui, lesquels ? Cela rend-il ce compte plus sensible ou moins sensible que les utilisateurs membre du groupe <text:span text:style-name="T19">Administrators</text:span> ?</text:p>
      <text:p text:style-name="P24">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8"/>
      <text:h text:style-name="Heading_20_2" text:outline-level="2">Exercice 4-3</text:h>
      <text:p text:style-name="P4"><text:span text:style-name="T5">Objectif </text:span>: tester un modèle MAC avec Windows avec « Windows Mandatory Integrity Controls »</text:p>
      <text:p text:style-name="P4"/>
      <text:p text:style-name="P4">Taper les commandes suivantes :</text:p>
      <text:p text:style-name="P8">C:\tp\SysinternalsSuite\accesschk.exe -v -d C:\Users\IEUSer\AppData\Local</text:p>
      <text:p text:style-name="P8">C:\tp\SysinternalsSuite\accesschk.exe -v -d C:\Users\IEUSer\AppData\LocalLow</text:p>
      <text:p text:style-name="P4">Comparer les permissions et le niveau d'intégrité (<text:span text:style-name="T19">mandatory level</text:span>) renvoyé pour les deux répertoires considérés.</text:p>
      <text:p text:style-name="P22">________________________________________________________________________________________________________________________________________________________________</text:p>
      <text:p text:style-name="P21"/>
      <text:p text:style-name="Text_20_body">Créer le répertoire <text:span text:style-name="T2">C:\Users\IEUSer\AppData\LocalHigh</text:span><text:span text:style-name="T11"> et lui attribuer un niveau d'intégrité haut </text:span><text:span text:style-name="T12">(dans une invite de commande « élevée »</text:span><text:span text:style-name="T12">)</text:span><text:span text:style-name="T11"> :</text:span></text:p>
      <text:p text:style-name="P8">icacls C:\Users\IEUSer\AppData\LocalHigh /setintegritylevel H</text:p>
      <text:p text:style-name="P4"/>
      <text:p text:style-name="P4">Comparer les permissions et le niveau d'intégrité</text:p>
      <text:p text:style-name="P22">________________________________________________________________________________________________________________________________________________________________</text:p>
      <text:p text:style-name="P19"/>
      <text:p text:style-name="P4">Ouvrir Notepad à partir du menu démarrer et taper du texte dedans. Enregistrer ce texte dans les répertoires : </text:p>
      <text:list xml:id="list5944504903570328549" text:style-name="L2">
        <text:list-item>
          <text:p text:style-name="P32">C:\Users\IEUSer\AppData\LocalLow</text:p>
        </text:list-item>
        <text:list-item>
          <text:p text:style-name="P32">C:\Users\IEUSer\AppData\Local</text:p>
        </text:list-item>
        <text:list-item>
          <text:p text:style-name="P32"><text:soft-page-break/>C:\Users\IEUSer\AppData\LocalHigh</text:p>
        </text:list-item>
      </text:list>
      <text:p text:style-name="P4">Que constatez-vous ? L<text:span text:style-name="T13">es permissions positionnées sur chacun de ces répertoires en sont-elles la cause ?</text:span></text:p>
      <text:p text:style-name="P22">________________________________________________________________________________________________________________________________________________________________</text:p>
      <text:p text:style-name="P19"/>
      <text:p text:style-name="P4">Dans l'outil Process Explorer, afficher la colonne « Integrity Level » et observer celui du processus notepad.exe. Cela permet-il d'expliquer le problème rencontré sur le répertoire <text:span text:style-name="T2">C:\Users\IEUSer\AppData\LocalHigh</text:span> ?</text:p>
      <text:p text:style-name="P22">________________________________________________________________________________________________________________________________________________________________</text:p>
      <text:p text:style-name="P15"/>
      <text:p text:style-name="P4"/>
      <text:p text:style-name="P4">Sur la base des opérations effectués, effectuer des tests permettant de vérifier si le contrôle d'accès DAC est effectué avant le contrôle d'accès MAC (cas des systèmes Linux) ou vice-versa.</text:p>
      <text:p text:style-name="P4"/>
      <text:p text:style-name="P4">Maintenant, l'affectation d'une étiquette MAC va concerner un programme. Avant de manipuler ses informations de sécurité, une sauvegarde de l'ACL peut s'avérer utile :</text:p>
      <text:p text:style-name="P8">icacls C:\Windows\notepad.exe /save C:\Users\IEUser\acl-notepad.sav</text:p>
      <text:p text:style-name="P4"/>
      <text:p text:style-name="P4">Après s'être approprié le fichier C:\Windows\notepad.exe, donner au groupe « Administrators » le contrôle total sur ce fichier. Ces actions peuvent être réalisées par l'interface graphique ou bien en ligne de commande (dans une invite de commande « élevée ») :</text:p>
      <text:p text:style-name="P8">takeown /F C:\Windows\notepad.exe /A</text:p>
      <text:p text:style-name="P8">icacls <text:s/>C:\Windows\notepad.exe /grant BUILTIN\Administrators:F</text:p>
      <text:p text:style-name="P4"/>
      <text:p text:style-name="P4">Exécuter la commande suivante :</text:p>
      <text:p text:style-name="P8">icacls C:\Windows\notepad.exe /setintegritylevel L</text:p>
      <text:p text:style-name="P4"/>
      <text:p text:style-name="Text_20_body">Lancer explictement ce programme (le notepad du menu démarrer est situé dans C:\Winows\system32), taper quelques <text:span text:style-name="T10">caractères</text:span> et essayez d'enregistrer le document dans le répertoire <text:span text:style-name="T2">C:\Users\IEUser\AppData\Local</text:span><text:span text:style-name="T11"> p</text:span><text:span text:style-name="T12">uis </text:span>dans <text:span text:style-name="T3">C:\Users\IEUser\AppData\LocalLow</text:span>. Que se passe-t-il alors ? <text:span text:style-name="T12">Quel est le niveau d'intégrité du processus notepad.exe ?</text:span></text:p>
      <text:p text:style-name="P22">________________________________________________________________________________________________________________________________________________________________________________________________________________________________________________</text:p>
      <text:p text:style-name="P15"/>
      <text:p text:style-name="P6"><text:soft-page-break/>La commande suivante permet de restaurer les informations de sécurité d'origine :</text:p>
      <text:p text:style-name="P8">icacls C:\Windows\ /restore C:\Users\IEUser\acl-notepad.sa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UR1 M2 - SSE - Sécurité des systèmes d'exploitation</text:p>
      </style:header>
      <style:footer>
        <text:p text:style-name="MP2"><text:page-number text:select-page="current">11</text:page-number>/<text:page-count>1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6T12:05:02.80</meta:creation-date>
    <meta:editing-duration>P1DT8H41M2S</meta:editing-duration>
    <meta:editing-cycles>60</meta:editing-cycles>
    <meta:generator>OpenOffice/4.1.4$Win32 OpenOffice.org_project/414m5$Build-9788</meta:generator>
    <dc:date>2018-11-22T19:41:09.37</dc:date>
    <meta:document-statistic meta:table-count="0" meta:image-count="0" meta:object-count="0" meta:page-count="11" meta:paragraph-count="203" meta:word-count="2006" meta:character-count="18171"/>
    <meta:user-defined meta:name="Info 1"/>
    <meta:user-defined meta:name="Info 2"/>
    <meta:user-defined meta:name="Info 3"/>
    <meta:user-defined meta:name="Info 4"/>
  </office:meta>
</office:document-meta>
</file>